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30e4" officeooo:paragraph-rsid="000d30e4"/>
    </style:style>
    <style:style style:name="P2" style:family="paragraph" style:parent-style-name="Standard">
      <style:text-properties officeooo:rsid="000e78d4" officeooo:paragraph-rsid="000e78d4"/>
    </style:style>
    <style:style style:name="P3" style:family="paragraph" style:parent-style-name="Standard">
      <style:text-properties fo:font-size="16pt" fo:font-weight="bold" officeooo:rsid="000e78d4" officeooo:paragraph-rsid="000e78d4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fe439" officeooo:paragraph-rsid="000fe439"/>
    </style:style>
    <style:style style:name="P5" style:family="paragraph" style:parent-style-name="Standard">
      <style:text-properties officeooo:rsid="00101621" officeooo:paragraph-rsid="00101621"/>
    </style:style>
    <style:style style:name="P6" style:family="paragraph" style:parent-style-name="Standard">
      <style:text-properties fo:font-weight="bold" officeooo:rsid="00101621" officeooo:paragraph-rsid="00101621" style:font-weight-asian="bold" style:font-weight-complex="bold"/>
    </style:style>
    <style:style style:name="P7" style:family="paragraph" style:parent-style-name="Standard">
      <style:text-properties style:text-line-through-style="none" style:text-line-through-type="none" fo:font-weight="bold" officeooo:rsid="00101621" officeooo:paragraph-rsid="0010162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d30e4" officeooo:paragraph-rsid="000d30e4" style:font-size-asian="24pt" style:font-weight-asian="bold" style:font-size-complex="24pt" style:font-weight-complex="bold"/>
    </style:style>
    <style:style style:name="P9" style:family="paragraph" style:parent-style-name="Standard" style:list-style-name="L1">
      <style:text-properties officeooo:rsid="000e78d4" officeooo:paragraph-rsid="000e78d4"/>
    </style:style>
    <style:style style:name="P10" style:family="paragraph" style:parent-style-name="Standard">
      <style:text-properties officeooo:rsid="000e78d4" officeooo:paragraph-rsid="000e78d4"/>
    </style:style>
    <style:style style:name="P11" style:family="paragraph" style:parent-style-name="Standard" style:list-style-name="L1">
      <style:text-properties officeooo:rsid="000fe439" officeooo:paragraph-rsid="000fe439"/>
    </style:style>
    <style:style style:name="P12" style:family="paragraph" style:parent-style-name="Standard" style:list-style-name="L2">
      <style:text-properties officeooo:rsid="00101621" officeooo:paragraph-rsid="00101621"/>
    </style:style>
    <style:style style:name="P13" style:family="paragraph" style:parent-style-name="Standard" style:list-style-name="L3">
      <style:text-properties officeooo:rsid="00101621" officeooo:paragraph-rsid="0010162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ic-Tac-Toe</text:p>
      <text:p text:style-name="P1"/>
      <text:p text:style-name="P3">1. Anforderungsanalyse</text:p>
      <text:list xml:id="list799104700" text:style-name="L1">
        <text:list-item>
          <text:p text:style-name="P9">Spiellogik ohne UI</text:p>
          <text:list>
            <text:list-item>
              <text:p text:style-name="P9">3x3 Feld, zwei Spieler (X und O)</text:p>
            </text:list-item>
            <text:list-item>
              <text:p text:style-name="P9">Abwechselnde Züge</text:p>
            </text:list-item>
            <text:list-item>
              <text:p text:style-name="P9">Überprüfen auf 3 Gleiche in einer Reihe, Spalte oder Diagonalen</text:p>
            </text:list-item>
            <text:list-item>
              <text:p text:style-name="P9">Unentschieden, wenn alle Felder belegt aber kein Gewinner entschieden ist</text:p>
            </text:list-item>
          </text:list>
        </text:list-item>
        <text:list-item>
          <text:p text:style-name="P9">Spielen über die Konsole</text:p>
          <text:list>
            <text:list-item>
              <text:p text:style-name="P11">Texteingabe </text:p>
              <text:list>
                <text:list-item>
                  <text:p text:style-name="P11">entscheiden wo der aktuelle Spieler sein Zeichen platziert</text:p>
                </text:list-item>
              </text:list>
            </text:list-item>
            <text:list-item>
              <text:p text:style-name="P11">synchronisierten Board nach jedem Zug anzeigen</text:p>
            </text:list-item>
          </text:list>
        </text:list-item>
      </text:list>
      <text:p text:style-name="P4"/>
      <text:p text:style-name="P4"/>
      <text:p text:style-name="P2"/>
      <text:p text:style-name="P3">2. Architektur &amp; Design</text:p>
      <text:p text:style-name="P6">Fuctory-Functions als Objekte für unterschiedliche Instanzen</text:p>
      <text:list xml:id="list2881677990" text:style-name="L2">
        <text:list-item>
          <text:p text:style-name="P12">Spielbrett als Array innerhalb eines Gameboard-Objekts speichern</text:p>
        </text:list-item>
        <text:list-item>
          <text:p text:style-name="P12">Spieler ebenfalls in Objekten speichern</text:p>
        </text:list-item>
        <text:list-item>
          <text:p text:style-name="P12">Objekt, um den Spielablauf selbst zu steuern</text:p>
        </text:list-item>
      </text:list>
      <text:p text:style-name="P5"/>
      <text:p text:style-name="P6">Hauptziel</text:p>
      <text:list xml:id="list204642185267598" text:continue-numbering="true" text:style-name="L2">
        <text:list-item>
          <text:p text:style-name="P12">So wenig globaler Code wie möglich</text:p>
        </text:list-item>
        <text:list-item>
          <text:p text:style-name="P12">So viel wie möglich in Fabriken verstecken</text:p>
        </text:list-item>
        <text:list-item>
          <text:p text:style-name="P12">Wenn nur eine einzige Instanz benötigt wird</text:p>
          <text:p text:style-name="P12">→ verpacke die Functory-Function in ein IIFE (Modulmuster)</text:p>
          <text:list>
            <text:list-item>
              <text:list>
                <text:list-item>
                  <text:p text:style-name="P12">Soll nicht wieder verwendet werden können, um zusätzliche Instanzen zu erstellen</text:p>
                </text:list-item>
              </text:list>
            </text:list-item>
          </text:list>
        </text:list-item>
      </text:list>
      <text:p text:style-name="P5"/>
      <text:p text:style-name="P7">Erster Schritt</text:p>
      <text:list xml:id="list2605188180" text:style-name="L3">
        <text:list-item>
          <text:p text:style-name="P13">funktionierendes Spiel auf der Konsole entwickeln</text:p>
        </text:list-item>
        <text:list-item>
          <text:p text:style-name="P13">Logik einbauen, die überprüft, wann das Spiel vorbei ist</text:p>
          <text:list>
            <text:list-item>
              <text:p text:style-name="P13">3 in Linie</text:p>
            </text:list-item>
            <text:list-item>
              <text:p text:style-name="P13">Unentschieden</text:p>
            </text:list-item>
          </text:list>
        </text:list-item>
        <text:list-item>
          <text:p text:style-name="P13">Kein HTML bis das Spiel auf der Konsole funktioniert</text:p>
        </text:list-item>
        <text:list-item>
          <text:p text:style-name="P13">keine Benutzereingaben</text:p>
          <text:list>
            <text:list-item>
              <text:p text:style-name="P13">Funktionen mit Argumenten aufrufen,</text:p>
              <text:list>
                <text:list-item>
                  <text:p text:style-name="P13">um das Spiel selbst zu spielen &amp;</text:p>
                </text:list-item>
                <text:list-item>
                  <text:p text:style-name="P13">um zu überprüfen, ob alles wie vorgesehen funktioniert</text:p>
                </text:list-item>
              </text:list>
            </text:list-item>
          </text:list>
        </text:list-item>
      </text:list>
      <text:p text:style-name="P5"/>
      <text:p text:style-name="P2"/>
      <text:p text:style-name="P2"/>
      <text:p text:style-name="P3">3. Umsetzung (rein JavaScript)</text:p>
      <text:p text:style-name="P2"/>
      <text:p text:style-name="P2"/>
      <text:p text:style-name="P2"/>
      <text:p text:style-name="P2"><text:span text:style-name="T1">4. Erweiterung: HTML &amp; CSS UI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21:25:40.430918148</meta:creation-date>
    <dc:date>2025-05-27T20:46:40.070460582</dc:date>
    <meta:editing-duration>PT18M3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210" meta:character-count="1294" meta:non-whitespace-character-count="1143"/>
  </office:meta>
</office:document-meta>
</file>